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6" style:family="graphic" style:parent-style-name="standard">
      <style:graphic-properties draw:stroke="dash" draw:stroke-dash="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47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top" fo:padding-top="0.15cm" fo:padding-bottom="0.15cm" fo:padding-left="0.275cm" fo:padding-right="0.275cm"/>
    </style:style>
    <style:style style:name="gr148" style:family="graphic" style:parent-style-name="standard">
      <style:graphic-properties svg:stroke-width="0.051cm" draw:marker-start-width="0.276cm" draw:marker-end-width="0.2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14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50" style:family="graphic" style:parent-style-name="measure">
      <style:graphic-properties svg:stroke-width="0.051cm" draw:marker-start-width="0.276cm" draw:marker-end-width="0.276cm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28pt" style:font-size-asian="28pt" style:font-size-complex="28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2" style:family="text">
      <style:text-properties fo:font-family="'Times New Roman'" style:font-family-generic="roman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635cm" svg:height="0.635cm" svg:x="3.54cm" svg:y="9.255cm">
            <text:p/>
          </draw:rect>
          <draw:rect draw:style-name="gr2" draw:text-style-name="P1" draw:layer="layout" svg:width="0.635cm" svg:height="0.635cm" svg:x="4.175cm" svg:y="9.255cm">
            <text:p/>
          </draw:rect>
          <draw:rect draw:style-name="gr3" draw:text-style-name="P1" draw:layer="layout" svg:width="0.635cm" svg:height="0.635cm" svg:x="4.81cm" svg:y="9.255cm">
            <text:p/>
          </draw:rect>
          <draw:rect draw:style-name="gr4" draw:text-style-name="P1" draw:layer="layout" svg:width="0.635cm" svg:height="0.635cm" svg:x="5.445cm" svg:y="9.255cm">
            <text:p/>
          </draw:rect>
          <draw:rect draw:style-name="gr5" draw:text-style-name="P1" draw:layer="layout" svg:width="0.635cm" svg:height="0.635cm" svg:x="3.54cm" svg:y="9.89cm">
            <text:p/>
          </draw:rect>
          <draw:rect draw:style-name="gr6" draw:text-style-name="P1" draw:layer="layout" svg:width="0.635cm" svg:height="0.635cm" svg:x="4.175cm" svg:y="9.89cm">
            <text:p/>
          </draw:rect>
          <draw:rect draw:style-name="gr7" draw:text-style-name="P1" draw:layer="layout" svg:width="0.635cm" svg:height="0.635cm" svg:x="4.81cm" svg:y="9.89cm">
            <text:p/>
          </draw:rect>
          <draw:rect draw:style-name="gr8" draw:text-style-name="P1" draw:layer="layout" svg:width="0.635cm" svg:height="0.635cm" svg:x="5.445cm" svg:y="9.89cm">
            <text:p/>
          </draw:rect>
          <draw:rect draw:style-name="gr9" draw:text-style-name="P1" draw:layer="layout" svg:width="0.635cm" svg:height="0.635cm" svg:x="3.54cm" svg:y="10.525cm">
            <text:p/>
          </draw:rect>
          <draw:rect draw:style-name="gr10" draw:text-style-name="P1" draw:layer="layout" svg:width="0.635cm" svg:height="0.635cm" svg:x="4.175cm" svg:y="10.525cm">
            <text:p/>
          </draw:rect>
          <draw:rect draw:style-name="gr11" draw:text-style-name="P1" draw:layer="layout" svg:width="0.635cm" svg:height="0.635cm" svg:x="4.81cm" svg:y="10.525cm">
            <text:p/>
          </draw:rect>
          <draw:rect draw:style-name="gr12" draw:text-style-name="P1" draw:layer="layout" svg:width="0.635cm" svg:height="0.635cm" svg:x="5.445cm" svg:y="10.525cm">
            <text:p/>
          </draw:rect>
          <draw:rect draw:style-name="gr13" draw:text-style-name="P1" draw:layer="layout" svg:width="0.635cm" svg:height="0.635cm" svg:x="6.715cm" svg:y="9.255cm">
            <text:p/>
          </draw:rect>
          <draw:rect draw:style-name="gr14" draw:text-style-name="P1" draw:layer="layout" svg:width="0.635cm" svg:height="0.635cm" svg:x="7.35cm" svg:y="9.255cm">
            <text:p/>
          </draw:rect>
          <draw:rect draw:style-name="gr15" draw:text-style-name="P1" draw:layer="layout" svg:width="0.635cm" svg:height="0.635cm" svg:x="7.985cm" svg:y="9.255cm">
            <text:p/>
          </draw:rect>
          <draw:rect draw:style-name="gr16" draw:text-style-name="P1" draw:layer="layout" svg:width="0.635cm" svg:height="0.635cm" svg:x="8.62cm" svg:y="9.255cm">
            <text:p/>
          </draw:rect>
          <draw:rect draw:style-name="gr17" draw:text-style-name="P1" draw:layer="layout" svg:width="0.635cm" svg:height="0.635cm" svg:x="6.715cm" svg:y="9.89cm">
            <text:p/>
          </draw:rect>
          <draw:rect draw:style-name="gr18" draw:text-style-name="P1" draw:layer="layout" svg:width="0.635cm" svg:height="0.635cm" svg:x="7.35cm" svg:y="9.89cm">
            <text:p/>
          </draw:rect>
          <draw:rect draw:style-name="gr19" draw:text-style-name="P1" draw:layer="layout" svg:width="0.635cm" svg:height="0.635cm" svg:x="7.985cm" svg:y="9.89cm">
            <text:p/>
          </draw:rect>
          <draw:rect draw:style-name="gr20" draw:text-style-name="P1" draw:layer="layout" svg:width="0.635cm" svg:height="0.635cm" svg:x="8.62cm" svg:y="9.89cm">
            <text:p/>
          </draw:rect>
          <draw:rect draw:style-name="gr21" draw:text-style-name="P1" draw:layer="layout" svg:width="0.635cm" svg:height="0.635cm" svg:x="6.715cm" svg:y="10.525cm">
            <text:p/>
          </draw:rect>
          <draw:rect draw:style-name="gr22" draw:text-style-name="P1" draw:layer="layout" svg:width="0.635cm" svg:height="0.635cm" svg:x="7.35cm" svg:y="10.525cm">
            <text:p/>
          </draw:rect>
          <draw:rect draw:style-name="gr23" draw:text-style-name="P1" draw:layer="layout" svg:width="0.635cm" svg:height="0.635cm" svg:x="7.985cm" svg:y="10.525cm">
            <text:p/>
          </draw:rect>
          <draw:rect draw:style-name="gr24" draw:text-style-name="P1" draw:layer="layout" svg:width="0.635cm" svg:height="0.635cm" svg:x="8.62cm" svg:y="10.525cm">
            <text:p/>
          </draw:rect>
          <draw:rect draw:style-name="gr25" draw:text-style-name="P1" draw:layer="layout" svg:width="0.635cm" svg:height="0.635cm" svg:x="9.89cm" svg:y="9.255cm">
            <text:p/>
          </draw:rect>
          <draw:rect draw:style-name="gr26" draw:text-style-name="P1" draw:layer="layout" svg:width="0.635cm" svg:height="0.635cm" svg:x="10.525cm" svg:y="9.255cm">
            <text:p/>
          </draw:rect>
          <draw:rect draw:style-name="gr27" draw:text-style-name="P1" draw:layer="layout" svg:width="0.635cm" svg:height="0.635cm" svg:x="11.16cm" svg:y="9.255cm">
            <text:p/>
          </draw:rect>
          <draw:rect draw:style-name="gr28" draw:text-style-name="P1" draw:layer="layout" svg:width="0.635cm" svg:height="0.635cm" svg:x="11.795cm" svg:y="9.255cm">
            <text:p/>
          </draw:rect>
          <draw:rect draw:style-name="gr29" draw:text-style-name="P1" draw:layer="layout" svg:width="0.635cm" svg:height="0.635cm" svg:x="9.89cm" svg:y="9.89cm">
            <text:p/>
          </draw:rect>
          <draw:rect draw:style-name="gr30" draw:text-style-name="P1" draw:layer="layout" svg:width="0.635cm" svg:height="0.635cm" svg:x="10.525cm" svg:y="9.89cm">
            <text:p/>
          </draw:rect>
          <draw:rect draw:style-name="gr31" draw:text-style-name="P1" draw:layer="layout" svg:width="0.635cm" svg:height="0.635cm" svg:x="11.16cm" svg:y="9.89cm">
            <text:p/>
          </draw:rect>
          <draw:rect draw:style-name="gr32" draw:text-style-name="P1" draw:layer="layout" svg:width="0.635cm" svg:height="0.635cm" svg:x="11.795cm" svg:y="9.89cm">
            <text:p/>
          </draw:rect>
          <draw:rect draw:style-name="gr33" draw:text-style-name="P1" draw:layer="layout" svg:width="0.635cm" svg:height="0.635cm" svg:x="9.89cm" svg:y="10.525cm">
            <text:p/>
          </draw:rect>
          <draw:rect draw:style-name="gr34" draw:text-style-name="P1" draw:layer="layout" svg:width="0.635cm" svg:height="0.635cm" svg:x="10.525cm" svg:y="10.525cm">
            <text:p/>
          </draw:rect>
          <draw:rect draw:style-name="gr35" draw:text-style-name="P1" draw:layer="layout" svg:width="0.635cm" svg:height="0.635cm" svg:x="11.16cm" svg:y="10.525cm">
            <text:p/>
          </draw:rect>
          <draw:rect draw:style-name="gr36" draw:text-style-name="P1" draw:layer="layout" svg:width="0.635cm" svg:height="0.635cm" svg:x="11.795cm" svg:y="10.525cm">
            <text:p/>
          </draw:rect>
          <draw:rect draw:style-name="gr37" draw:text-style-name="P1" draw:layer="layout" svg:width="0.635cm" svg:height="0.635cm" svg:x="3.54cm" svg:y="11.795cm">
            <text:p/>
          </draw:rect>
          <draw:rect draw:style-name="gr38" draw:text-style-name="P1" draw:layer="layout" svg:width="0.635cm" svg:height="0.635cm" svg:x="4.175cm" svg:y="11.795cm">
            <text:p/>
          </draw:rect>
          <draw:rect draw:style-name="gr39" draw:text-style-name="P1" draw:layer="layout" svg:width="0.635cm" svg:height="0.635cm" svg:x="4.81cm" svg:y="11.795cm">
            <text:p/>
          </draw:rect>
          <draw:rect draw:style-name="gr40" draw:text-style-name="P1" draw:layer="layout" svg:width="0.635cm" svg:height="0.635cm" svg:x="5.445cm" svg:y="11.795cm">
            <text:p/>
          </draw:rect>
          <draw:rect draw:style-name="gr41" draw:text-style-name="P1" draw:layer="layout" svg:width="0.635cm" svg:height="0.635cm" svg:x="3.54cm" svg:y="12.43cm">
            <text:p/>
          </draw:rect>
          <draw:rect draw:style-name="gr42" draw:text-style-name="P1" draw:layer="layout" svg:width="0.635cm" svg:height="0.635cm" svg:x="4.175cm" svg:y="12.43cm">
            <text:p/>
          </draw:rect>
          <draw:rect draw:style-name="gr43" draw:text-style-name="P1" draw:layer="layout" svg:width="0.635cm" svg:height="0.635cm" svg:x="4.81cm" svg:y="12.43cm">
            <text:p/>
          </draw:rect>
          <draw:rect draw:style-name="gr44" draw:text-style-name="P1" draw:layer="layout" svg:width="0.635cm" svg:height="0.635cm" svg:x="5.445cm" svg:y="12.43cm">
            <text:p/>
          </draw:rect>
          <draw:rect draw:style-name="gr45" draw:text-style-name="P1" draw:layer="layout" svg:width="0.635cm" svg:height="0.635cm" svg:x="3.54cm" svg:y="13.065cm">
            <text:p/>
          </draw:rect>
          <draw:rect draw:style-name="gr46" draw:text-style-name="P1" draw:layer="layout" svg:width="0.635cm" svg:height="0.635cm" svg:x="4.175cm" svg:y="13.065cm">
            <text:p/>
          </draw:rect>
          <draw:rect draw:style-name="gr47" draw:text-style-name="P1" draw:layer="layout" svg:width="0.635cm" svg:height="0.635cm" svg:x="4.81cm" svg:y="13.065cm">
            <text:p/>
          </draw:rect>
          <draw:rect draw:style-name="gr48" draw:text-style-name="P1" draw:layer="layout" svg:width="0.635cm" svg:height="0.635cm" svg:x="5.445cm" svg:y="13.065cm">
            <text:p/>
          </draw:rect>
          <draw:rect draw:style-name="gr49" draw:text-style-name="P1" draw:layer="layout" svg:width="0.635cm" svg:height="0.635cm" svg:x="6.715cm" svg:y="11.795cm">
            <text:p/>
          </draw:rect>
          <draw:rect draw:style-name="gr50" draw:text-style-name="P1" draw:layer="layout" svg:width="0.635cm" svg:height="0.635cm" svg:x="7.35cm" svg:y="11.795cm">
            <text:p/>
          </draw:rect>
          <draw:rect draw:style-name="gr51" draw:text-style-name="P1" draw:layer="layout" svg:width="0.635cm" svg:height="0.635cm" svg:x="7.985cm" svg:y="11.795cm">
            <text:p/>
          </draw:rect>
          <draw:rect draw:style-name="gr52" draw:text-style-name="P1" draw:layer="layout" svg:width="0.635cm" svg:height="0.635cm" svg:x="8.62cm" svg:y="11.795cm">
            <text:p/>
          </draw:rect>
          <draw:rect draw:style-name="gr53" draw:text-style-name="P1" draw:layer="layout" svg:width="0.635cm" svg:height="0.635cm" svg:x="6.715cm" svg:y="12.43cm">
            <text:p/>
          </draw:rect>
          <draw:rect draw:style-name="gr54" draw:text-style-name="P1" draw:layer="layout" svg:width="0.635cm" svg:height="0.635cm" svg:x="7.35cm" svg:y="12.43cm">
            <text:p/>
          </draw:rect>
          <draw:rect draw:style-name="gr55" draw:text-style-name="P1" draw:layer="layout" svg:width="0.635cm" svg:height="0.635cm" svg:x="7.985cm" svg:y="12.43cm">
            <text:p/>
          </draw:rect>
          <draw:rect draw:style-name="gr56" draw:text-style-name="P1" draw:layer="layout" svg:width="0.635cm" svg:height="0.635cm" svg:x="8.62cm" svg:y="12.43cm">
            <text:p/>
          </draw:rect>
          <draw:rect draw:style-name="gr57" draw:text-style-name="P1" draw:layer="layout" svg:width="0.635cm" svg:height="0.635cm" svg:x="6.715cm" svg:y="13.065cm">
            <text:p/>
          </draw:rect>
          <draw:rect draw:style-name="gr58" draw:text-style-name="P1" draw:layer="layout" svg:width="0.635cm" svg:height="0.635cm" svg:x="7.35cm" svg:y="13.065cm">
            <text:p/>
          </draw:rect>
          <draw:rect draw:style-name="gr59" draw:text-style-name="P1" draw:layer="layout" svg:width="0.635cm" svg:height="0.635cm" svg:x="7.985cm" svg:y="13.065cm">
            <text:p/>
          </draw:rect>
          <draw:rect draw:style-name="gr60" draw:text-style-name="P1" draw:layer="layout" svg:width="0.635cm" svg:height="0.635cm" svg:x="8.62cm" svg:y="13.065cm">
            <text:p/>
          </draw:rect>
          <draw:rect draw:style-name="gr61" draw:text-style-name="P1" draw:layer="layout" svg:width="0.635cm" svg:height="0.635cm" svg:x="9.89cm" svg:y="11.795cm">
            <text:p/>
          </draw:rect>
          <draw:rect draw:style-name="gr62" draw:text-style-name="P1" draw:layer="layout" svg:width="0.635cm" svg:height="0.635cm" svg:x="10.525cm" svg:y="11.795cm">
            <text:p/>
          </draw:rect>
          <draw:rect draw:style-name="gr63" draw:text-style-name="P1" draw:layer="layout" svg:width="0.635cm" svg:height="0.635cm" svg:x="11.16cm" svg:y="11.795cm">
            <text:p/>
          </draw:rect>
          <draw:rect draw:style-name="gr64" draw:text-style-name="P1" draw:layer="layout" svg:width="0.635cm" svg:height="0.635cm" svg:x="11.795cm" svg:y="11.795cm">
            <text:p/>
          </draw:rect>
          <draw:rect draw:style-name="gr65" draw:text-style-name="P1" draw:layer="layout" svg:width="0.635cm" svg:height="0.635cm" svg:x="9.89cm" svg:y="12.43cm">
            <text:p/>
          </draw:rect>
          <draw:rect draw:style-name="gr66" draw:text-style-name="P1" draw:layer="layout" svg:width="0.635cm" svg:height="0.635cm" svg:x="10.525cm" svg:y="12.43cm">
            <text:p/>
          </draw:rect>
          <draw:rect draw:style-name="gr67" draw:text-style-name="P1" draw:layer="layout" svg:width="0.635cm" svg:height="0.635cm" svg:x="11.16cm" svg:y="12.43cm">
            <text:p/>
          </draw:rect>
          <draw:rect draw:style-name="gr68" draw:text-style-name="P1" draw:layer="layout" svg:width="0.635cm" svg:height="0.635cm" svg:x="11.795cm" svg:y="12.43cm">
            <text:p/>
          </draw:rect>
          <draw:rect draw:style-name="gr69" draw:text-style-name="P1" draw:layer="layout" svg:width="0.635cm" svg:height="0.635cm" svg:x="9.89cm" svg:y="13.065cm">
            <text:p/>
          </draw:rect>
          <draw:rect draw:style-name="gr70" draw:text-style-name="P1" draw:layer="layout" svg:width="0.635cm" svg:height="0.635cm" svg:x="10.525cm" svg:y="13.065cm">
            <text:p/>
          </draw:rect>
          <draw:rect draw:style-name="gr71" draw:text-style-name="P1" draw:layer="layout" svg:width="0.635cm" svg:height="0.635cm" svg:x="11.16cm" svg:y="13.065cm">
            <text:p/>
          </draw:rect>
          <draw:rect draw:style-name="gr72" draw:text-style-name="P1" draw:layer="layout" svg:width="0.635cm" svg:height="0.635cm" svg:x="11.795cm" svg:y="13.065cm">
            <text:p/>
          </draw:rect>
          <draw:rect draw:style-name="gr73" draw:text-style-name="P1" draw:layer="layout" svg:width="0.635cm" svg:height="0.635cm" svg:x="3.54cm" svg:y="14.335cm">
            <text:p/>
          </draw:rect>
          <draw:rect draw:style-name="gr74" draw:text-style-name="P1" draw:layer="layout" svg:width="0.635cm" svg:height="0.635cm" svg:x="4.175cm" svg:y="14.335cm">
            <text:p/>
          </draw:rect>
          <draw:rect draw:style-name="gr75" draw:text-style-name="P1" draw:layer="layout" svg:width="0.635cm" svg:height="0.635cm" svg:x="4.81cm" svg:y="14.335cm">
            <text:p/>
          </draw:rect>
          <draw:rect draw:style-name="gr76" draw:text-style-name="P1" draw:layer="layout" svg:width="0.635cm" svg:height="0.635cm" svg:x="5.445cm" svg:y="14.335cm">
            <text:p/>
          </draw:rect>
          <draw:rect draw:style-name="gr77" draw:text-style-name="P1" draw:layer="layout" svg:width="0.635cm" svg:height="0.635cm" svg:x="3.54cm" svg:y="14.97cm">
            <text:p/>
          </draw:rect>
          <draw:rect draw:style-name="gr78" draw:text-style-name="P1" draw:layer="layout" svg:width="0.635cm" svg:height="0.635cm" svg:x="4.175cm" svg:y="14.97cm">
            <text:p/>
          </draw:rect>
          <draw:rect draw:style-name="gr79" draw:text-style-name="P1" draw:layer="layout" svg:width="0.635cm" svg:height="0.635cm" svg:x="4.81cm" svg:y="14.97cm">
            <text:p/>
          </draw:rect>
          <draw:rect draw:style-name="gr80" draw:text-style-name="P1" draw:layer="layout" svg:width="0.635cm" svg:height="0.635cm" svg:x="5.445cm" svg:y="14.97cm">
            <text:p/>
          </draw:rect>
          <draw:rect draw:style-name="gr81" draw:text-style-name="P1" draw:layer="layout" svg:width="0.635cm" svg:height="0.635cm" svg:x="3.54cm" svg:y="15.605cm">
            <text:p/>
          </draw:rect>
          <draw:rect draw:style-name="gr82" draw:text-style-name="P1" draw:layer="layout" svg:width="0.635cm" svg:height="0.635cm" svg:x="4.175cm" svg:y="15.605cm">
            <text:p/>
          </draw:rect>
          <draw:rect draw:style-name="gr83" draw:text-style-name="P1" draw:layer="layout" svg:width="0.635cm" svg:height="0.635cm" svg:x="4.81cm" svg:y="15.605cm">
            <text:p/>
          </draw:rect>
          <draw:rect draw:style-name="gr84" draw:text-style-name="P1" draw:layer="layout" svg:width="0.635cm" svg:height="0.635cm" svg:x="5.445cm" svg:y="15.605cm">
            <text:p/>
          </draw:rect>
          <draw:rect draw:style-name="gr85" draw:text-style-name="P1" draw:layer="layout" svg:width="0.635cm" svg:height="0.635cm" svg:x="6.715cm" svg:y="14.335cm">
            <text:p/>
          </draw:rect>
          <draw:rect draw:style-name="gr86" draw:text-style-name="P1" draw:layer="layout" svg:width="0.635cm" svg:height="0.635cm" svg:x="7.35cm" svg:y="14.335cm">
            <text:p/>
          </draw:rect>
          <draw:rect draw:style-name="gr87" draw:text-style-name="P1" draw:layer="layout" svg:width="0.635cm" svg:height="0.635cm" svg:x="7.985cm" svg:y="14.335cm">
            <text:p/>
          </draw:rect>
          <draw:rect draw:style-name="gr88" draw:text-style-name="P1" draw:layer="layout" svg:width="0.635cm" svg:height="0.635cm" svg:x="8.62cm" svg:y="14.335cm">
            <text:p/>
          </draw:rect>
          <draw:rect draw:style-name="gr89" draw:text-style-name="P1" draw:layer="layout" svg:width="0.635cm" svg:height="0.635cm" svg:x="6.715cm" svg:y="14.97cm">
            <text:p/>
          </draw:rect>
          <draw:rect draw:style-name="gr90" draw:text-style-name="P1" draw:layer="layout" svg:width="0.635cm" svg:height="0.635cm" svg:x="7.35cm" svg:y="14.97cm">
            <text:p/>
          </draw:rect>
          <draw:rect draw:style-name="gr91" draw:text-style-name="P1" draw:layer="layout" svg:width="0.635cm" svg:height="0.635cm" svg:x="7.985cm" svg:y="14.97cm">
            <text:p/>
          </draw:rect>
          <draw:rect draw:style-name="gr92" draw:text-style-name="P1" draw:layer="layout" svg:width="0.635cm" svg:height="0.635cm" svg:x="8.62cm" svg:y="14.97cm">
            <text:p/>
          </draw:rect>
          <draw:rect draw:style-name="gr93" draw:text-style-name="P1" draw:layer="layout" svg:width="0.635cm" svg:height="0.635cm" svg:x="6.715cm" svg:y="15.605cm">
            <text:p/>
          </draw:rect>
          <draw:rect draw:style-name="gr94" draw:text-style-name="P1" draw:layer="layout" svg:width="0.635cm" svg:height="0.635cm" svg:x="7.35cm" svg:y="15.605cm">
            <text:p/>
          </draw:rect>
          <draw:rect draw:style-name="gr95" draw:text-style-name="P1" draw:layer="layout" svg:width="0.635cm" svg:height="0.635cm" svg:x="7.985cm" svg:y="15.605cm">
            <text:p/>
          </draw:rect>
          <draw:rect draw:style-name="gr96" draw:text-style-name="P1" draw:layer="layout" svg:width="0.635cm" svg:height="0.635cm" svg:x="8.62cm" svg:y="15.605cm">
            <text:p/>
          </draw:rect>
          <draw:rect draw:style-name="gr97" draw:text-style-name="P1" draw:layer="layout" svg:width="0.635cm" svg:height="0.635cm" svg:x="9.89cm" svg:y="14.335cm">
            <text:p/>
          </draw:rect>
          <draw:rect draw:style-name="gr98" draw:text-style-name="P1" draw:layer="layout" svg:width="0.635cm" svg:height="0.635cm" svg:x="10.525cm" svg:y="14.335cm">
            <text:p/>
          </draw:rect>
          <draw:rect draw:style-name="gr99" draw:text-style-name="P1" draw:layer="layout" svg:width="0.635cm" svg:height="0.635cm" svg:x="11.16cm" svg:y="14.335cm">
            <text:p/>
          </draw:rect>
          <draw:rect draw:style-name="gr100" draw:text-style-name="P1" draw:layer="layout" svg:width="0.635cm" svg:height="0.635cm" svg:x="11.795cm" svg:y="14.335cm">
            <text:p/>
          </draw:rect>
          <draw:rect draw:style-name="gr101" draw:text-style-name="P1" draw:layer="layout" svg:width="0.635cm" svg:height="0.635cm" svg:x="9.89cm" svg:y="14.97cm">
            <text:p/>
          </draw:rect>
          <draw:rect draw:style-name="gr102" draw:text-style-name="P1" draw:layer="layout" svg:width="0.635cm" svg:height="0.635cm" svg:x="10.525cm" svg:y="14.97cm">
            <text:p/>
          </draw:rect>
          <draw:rect draw:style-name="gr103" draw:text-style-name="P1" draw:layer="layout" svg:width="0.635cm" svg:height="0.635cm" svg:x="11.16cm" svg:y="14.97cm">
            <text:p/>
          </draw:rect>
          <draw:rect draw:style-name="gr104" draw:text-style-name="P1" draw:layer="layout" svg:width="0.635cm" svg:height="0.635cm" svg:x="11.795cm" svg:y="14.97cm">
            <text:p/>
          </draw:rect>
          <draw:rect draw:style-name="gr105" draw:text-style-name="P1" draw:layer="layout" svg:width="0.635cm" svg:height="0.635cm" svg:x="9.89cm" svg:y="15.605cm">
            <text:p/>
          </draw:rect>
          <draw:rect draw:style-name="gr106" draw:text-style-name="P1" draw:layer="layout" svg:width="0.635cm" svg:height="0.635cm" svg:x="10.525cm" svg:y="15.605cm">
            <text:p/>
          </draw:rect>
          <draw:rect draw:style-name="gr107" draw:text-style-name="P1" draw:layer="layout" svg:width="0.635cm" svg:height="0.635cm" svg:x="11.16cm" svg:y="15.605cm">
            <text:p/>
          </draw:rect>
          <draw:rect draw:style-name="gr108" draw:text-style-name="P1" draw:layer="layout" svg:width="0.635cm" svg:height="0.635cm" svg:x="11.795cm" svg:y="15.605cm">
            <text:p/>
          </draw:rect>
          <draw:rect draw:style-name="gr109" draw:text-style-name="P1" draw:layer="layout" svg:width="0.635cm" svg:height="0.635cm" svg:x="3.54cm" svg:y="16.875cm">
            <text:p/>
          </draw:rect>
          <draw:rect draw:style-name="gr110" draw:text-style-name="P1" draw:layer="layout" svg:width="0.635cm" svg:height="0.635cm" svg:x="4.175cm" svg:y="16.875cm">
            <text:p/>
          </draw:rect>
          <draw:rect draw:style-name="gr111" draw:text-style-name="P1" draw:layer="layout" svg:width="0.635cm" svg:height="0.635cm" svg:x="4.81cm" svg:y="16.875cm">
            <text:p/>
          </draw:rect>
          <draw:rect draw:style-name="gr112" draw:text-style-name="P1" draw:layer="layout" svg:width="0.635cm" svg:height="0.635cm" svg:x="5.445cm" svg:y="16.875cm">
            <text:p/>
          </draw:rect>
          <draw:rect draw:style-name="gr113" draw:text-style-name="P1" draw:layer="layout" svg:width="0.635cm" svg:height="0.635cm" svg:x="3.54cm" svg:y="17.51cm">
            <text:p/>
          </draw:rect>
          <draw:rect draw:style-name="gr114" draw:text-style-name="P1" draw:layer="layout" svg:width="0.635cm" svg:height="0.635cm" svg:x="4.175cm" svg:y="17.51cm">
            <text:p/>
          </draw:rect>
          <draw:rect draw:style-name="gr115" draw:text-style-name="P1" draw:layer="layout" svg:width="0.635cm" svg:height="0.635cm" svg:x="4.81cm" svg:y="17.51cm">
            <text:p/>
          </draw:rect>
          <draw:rect draw:style-name="gr116" draw:text-style-name="P1" draw:layer="layout" svg:width="0.635cm" svg:height="0.635cm" svg:x="5.445cm" svg:y="17.51cm">
            <text:p/>
          </draw:rect>
          <draw:rect draw:style-name="gr117" draw:text-style-name="P1" draw:layer="layout" svg:width="0.635cm" svg:height="0.635cm" svg:x="3.54cm" svg:y="18.145cm">
            <text:p/>
          </draw:rect>
          <draw:rect draw:style-name="gr118" draw:text-style-name="P1" draw:layer="layout" svg:width="0.635cm" svg:height="0.635cm" svg:x="4.175cm" svg:y="18.145cm">
            <text:p/>
          </draw:rect>
          <draw:rect draw:style-name="gr119" draw:text-style-name="P1" draw:layer="layout" svg:width="0.635cm" svg:height="0.635cm" svg:x="4.81cm" svg:y="18.145cm">
            <text:p/>
          </draw:rect>
          <draw:rect draw:style-name="gr120" draw:text-style-name="P1" draw:layer="layout" svg:width="0.635cm" svg:height="0.635cm" svg:x="5.445cm" svg:y="18.145cm">
            <text:p/>
          </draw:rect>
          <draw:rect draw:style-name="gr121" draw:text-style-name="P1" draw:layer="layout" svg:width="0.635cm" svg:height="0.635cm" svg:x="6.715cm" svg:y="16.875cm">
            <text:p/>
          </draw:rect>
          <draw:rect draw:style-name="gr122" draw:text-style-name="P1" draw:layer="layout" svg:width="0.635cm" svg:height="0.635cm" svg:x="7.35cm" svg:y="16.875cm">
            <text:p/>
          </draw:rect>
          <draw:rect draw:style-name="gr123" draw:text-style-name="P1" draw:layer="layout" svg:width="0.635cm" svg:height="0.635cm" svg:x="7.985cm" svg:y="16.875cm">
            <text:p/>
          </draw:rect>
          <draw:rect draw:style-name="gr124" draw:text-style-name="P1" draw:layer="layout" svg:width="0.635cm" svg:height="0.635cm" svg:x="8.62cm" svg:y="16.875cm">
            <text:p/>
          </draw:rect>
          <draw:rect draw:style-name="gr125" draw:text-style-name="P1" draw:layer="layout" svg:width="0.635cm" svg:height="0.635cm" svg:x="6.715cm" svg:y="17.51cm">
            <text:p/>
          </draw:rect>
          <draw:rect draw:style-name="gr126" draw:text-style-name="P1" draw:layer="layout" svg:width="0.635cm" svg:height="0.635cm" svg:x="7.35cm" svg:y="17.51cm">
            <text:p/>
          </draw:rect>
          <draw:rect draw:style-name="gr127" draw:text-style-name="P1" draw:layer="layout" svg:width="0.635cm" svg:height="0.635cm" svg:x="7.985cm" svg:y="17.51cm">
            <text:p/>
          </draw:rect>
          <draw:rect draw:style-name="gr128" draw:text-style-name="P1" draw:layer="layout" svg:width="0.635cm" svg:height="0.635cm" svg:x="8.62cm" svg:y="17.51cm">
            <text:p/>
          </draw:rect>
          <draw:rect draw:style-name="gr129" draw:text-style-name="P1" draw:layer="layout" svg:width="0.635cm" svg:height="0.635cm" svg:x="6.715cm" svg:y="18.145cm">
            <text:p/>
          </draw:rect>
          <draw:rect draw:style-name="gr130" draw:text-style-name="P1" draw:layer="layout" svg:width="0.635cm" svg:height="0.635cm" svg:x="7.35cm" svg:y="18.145cm">
            <text:p/>
          </draw:rect>
          <draw:rect draw:style-name="gr131" draw:text-style-name="P1" draw:layer="layout" svg:width="0.635cm" svg:height="0.635cm" svg:x="7.985cm" svg:y="18.145cm">
            <text:p/>
          </draw:rect>
          <draw:rect draw:style-name="gr132" draw:text-style-name="P1" draw:layer="layout" svg:width="0.635cm" svg:height="0.635cm" svg:x="8.62cm" svg:y="18.145cm">
            <text:p/>
          </draw:rect>
          <draw:rect draw:style-name="gr133" draw:text-style-name="P1" draw:layer="layout" svg:width="0.635cm" svg:height="0.635cm" svg:x="9.89cm" svg:y="16.875cm">
            <text:p/>
          </draw:rect>
          <draw:rect draw:style-name="gr134" draw:text-style-name="P1" draw:layer="layout" svg:width="0.635cm" svg:height="0.635cm" svg:x="10.525cm" svg:y="16.875cm">
            <text:p/>
          </draw:rect>
          <draw:rect draw:style-name="gr135" draw:text-style-name="P1" draw:layer="layout" svg:width="0.635cm" svg:height="0.635cm" svg:x="11.16cm" svg:y="16.875cm">
            <text:p/>
          </draw:rect>
          <draw:rect draw:style-name="gr136" draw:text-style-name="P1" draw:layer="layout" svg:width="0.635cm" svg:height="0.635cm" svg:x="11.795cm" svg:y="16.875cm">
            <text:p/>
          </draw:rect>
          <draw:rect draw:style-name="gr137" draw:text-style-name="P1" draw:layer="layout" svg:width="0.635cm" svg:height="0.635cm" svg:x="9.89cm" svg:y="17.51cm">
            <text:p/>
          </draw:rect>
          <draw:rect draw:style-name="gr138" draw:text-style-name="P1" draw:layer="layout" svg:width="0.635cm" svg:height="0.635cm" svg:x="10.525cm" svg:y="17.51cm">
            <text:p/>
          </draw:rect>
          <draw:rect draw:style-name="gr139" draw:text-style-name="P1" draw:layer="layout" svg:width="0.635cm" svg:height="0.635cm" svg:x="11.16cm" svg:y="17.51cm">
            <text:p/>
          </draw:rect>
          <draw:rect draw:style-name="gr140" draw:text-style-name="P1" draw:layer="layout" svg:width="0.635cm" svg:height="0.635cm" svg:x="11.795cm" svg:y="17.51cm">
            <text:p/>
          </draw:rect>
          <draw:rect draw:style-name="gr141" draw:text-style-name="P1" draw:layer="layout" svg:width="0.635cm" svg:height="0.635cm" svg:x="9.89cm" svg:y="18.145cm">
            <text:p/>
          </draw:rect>
          <draw:rect draw:style-name="gr142" draw:text-style-name="P1" draw:layer="layout" svg:width="0.635cm" svg:height="0.635cm" svg:x="10.525cm" svg:y="18.145cm">
            <text:p/>
          </draw:rect>
          <draw:rect draw:style-name="gr143" draw:text-style-name="P1" draw:layer="layout" svg:width="0.635cm" svg:height="0.635cm" svg:x="11.16cm" svg:y="18.145cm">
            <text:p/>
          </draw:rect>
          <draw:rect draw:style-name="gr144" draw:text-style-name="P1" draw:layer="layout" svg:width="0.635cm" svg:height="0.635cm" svg:x="11.795cm" svg:y="18.145cm">
            <text:p/>
          </draw:rect>
          <draw:rect draw:style-name="gr145" draw:text-style-name="P1" draw:layer="layout" svg:width="10.16cm" svg:height="12.065cm" svg:x="2.905cm" svg:y="7.35cm">
            <text:p text:style-name="P2"><text:span text:style-name="T1">NDRange</text:span></text:p>
          </draw:rect>
        </draw:g>
        <draw:line draw:style-name="gr146" draw:text-style-name="P3" draw:layer="layout" svg:x1="6.715cm" svg:y1="13.7cm" svg:x2="16.875cm" svg:y2="22.59cm">
          <text:p/>
        </draw:line>
        <draw:line draw:style-name="gr146" draw:text-style-name="P3" draw:layer="layout" svg:x1="9.255cm" svg:y1="11.795cm" svg:x2="35.29cm" svg:y2="4.175cm">
          <text:p/>
        </draw:line>
        <draw:line draw:style-name="gr146" draw:text-style-name="P3" draw:layer="layout" svg:x1="9.255cm" svg:y1="13.7cm" svg:x2="35.29cm" svg:y2="22.59cm">
          <text:p/>
        </draw:line>
        <draw:line draw:style-name="gr146" draw:text-style-name="P3" draw:layer="layout" svg:x1="6.715cm" svg:y1="11.795cm" svg:x2="16.875cm" svg:y2="4.175cm">
          <text:p/>
        </draw:line>
        <draw:rect draw:style-name="gr147" draw:text-style-name="P4" draw:layer="layout" svg:width="18.415cm" svg:height="18.415cm" svg:x="16.875cm" svg:y="4.175cm">
          <text:p text:style-name="P3"><text:span text:style-name="T1">work-group</text:span></text:p>
        </draw:rect>
        <draw:circle draw:style-name="gr148" draw:text-style-name="P3" draw:layer="layout" svg:width="0.635cm" svg:height="0.635cm" svg:x="20.685cm" svg:y="11.795cm">
          <text:p/>
        </draw:circle>
        <draw:circle draw:style-name="gr148" draw:text-style-name="P3" draw:layer="layout" svg:width="0.635cm" svg:height="0.635cm" svg:x="20.685cm" svg:y="13.065cm">
          <text:p/>
        </draw:circle>
        <draw:circle draw:style-name="gr148" draw:text-style-name="P3" draw:layer="layout" svg:width="0.635cm" svg:height="0.635cm" svg:x="20.685cm" svg:y="14.335cm">
          <text:p/>
        </draw:circle>
        <draw:circle draw:style-name="gr148" draw:text-style-name="P3" draw:layer="layout" svg:width="0.635cm" svg:height="0.635cm" svg:x="24.495cm" svg:y="7.985cm">
          <text:p/>
        </draw:circle>
        <draw:circle draw:style-name="gr148" draw:text-style-name="P3" draw:layer="layout" svg:width="0.635cm" svg:height="0.635cm" svg:x="25.765cm" svg:y="7.985cm">
          <text:p/>
        </draw:circle>
        <draw:circle draw:style-name="gr148" draw:text-style-name="P3" draw:layer="layout" svg:width="0.635cm" svg:height="0.635cm" svg:x="27.035cm" svg:y="7.985cm">
          <text:p/>
        </draw:circle>
        <draw:circle draw:style-name="gr148" draw:text-style-name="P3" draw:layer="layout" svg:width="0.635cm" svg:height="0.635cm" svg:x="24.495cm" svg:y="18.145cm">
          <text:p/>
        </draw:circle>
        <draw:circle draw:style-name="gr148" draw:text-style-name="P3" draw:layer="layout" svg:width="0.635cm" svg:height="0.635cm" svg:x="25.765cm" svg:y="18.145cm">
          <text:p/>
        </draw:circle>
        <draw:circle draw:style-name="gr148" draw:text-style-name="P3" draw:layer="layout" svg:width="0.635cm" svg:height="0.635cm" svg:x="27.035cm" svg:y="18.145cm">
          <text:p/>
        </draw:circle>
        <draw:circle draw:style-name="gr148" draw:text-style-name="P3" draw:layer="layout" svg:width="0.635cm" svg:height="0.635cm" svg:x="30.845cm" svg:y="11.795cm">
          <text:p/>
        </draw:circle>
        <draw:circle draw:style-name="gr148" draw:text-style-name="P3" draw:layer="layout" svg:width="0.635cm" svg:height="0.635cm" svg:x="30.845cm" svg:y="13.065cm">
          <text:p/>
        </draw:circle>
        <draw:circle draw:style-name="gr148" draw:text-style-name="P3" draw:layer="layout" svg:width="0.635cm" svg:height="0.635cm" svg:x="30.845cm" svg:y="14.335cm">
          <text:p/>
        </draw:circle>
        <draw:circle draw:style-name="gr148" draw:text-style-name="P3" draw:layer="layout" svg:width="0.635cm" svg:height="0.635cm" svg:x="24.495cm" svg:y="11.795cm">
          <text:p/>
        </draw:circle>
        <draw:circle draw:style-name="gr148" draw:text-style-name="P3" draw:layer="layout" svg:width="0.635cm" svg:height="0.635cm" svg:x="25.765cm" svg:y="13.065cm">
          <text:p/>
        </draw:circle>
        <draw:circle draw:style-name="gr148" draw:text-style-name="P3" draw:layer="layout" svg:width="0.635cm" svg:height="0.635cm" svg:x="27.035cm" svg:y="14.335cm">
          <text:p/>
        </draw:circle>
        <draw:rect draw:style-name="gr149" draw:text-style-name="P4" draw:layer="layout" svg:width="5.715cm" svg:height="5.715cm" svg:x="18.145cm" svg:y="5.445cm">
          <text:p text:style-name="P5"><text:span text:style-name="T1">work-item</text:span></text:p>
        </draw:rect>
        <draw:rect draw:style-name="gr149" draw:text-style-name="P4" draw:layer="layout" svg:width="5.715cm" svg:height="5.715cm" svg:x="28.305cm" svg:y="5.445cm">
          <text:p text:style-name="P5"><text:span text:style-name="T1">work-item</text:span></text:p>
        </draw:rect>
        <draw:rect draw:style-name="gr149" draw:text-style-name="P4" draw:layer="layout" svg:width="5.715cm" svg:height="5.715cm" svg:x="28.305cm" svg:y="15.605cm">
          <text:p text:style-name="P5"><text:span text:style-name="T1">work-item</text:span></text:p>
        </draw:rect>
        <draw:rect draw:style-name="gr149" draw:text-style-name="P4" draw:layer="layout" svg:width="5.715cm" svg:height="5.715cm" svg:x="18.145cm" svg:y="15.605cm">
          <text:p text:style-name="P5"><text:span text:style-name="T1">work-item</text:span></text:p>
        </draw:rect>
        <draw:measure draw:style-name="gr150" draw:text-style-name="P4" draw:layer="measurelines" svg:x1="12.43cm" svg:y1="20.05cm" svg:x2="3.54cm" svg:y2="20.05cm">
          <text:p text:style-name="P4"><text:span text:style-name="T1">NDRange size x</text:span></text:p>
        </draw:measure>
        <draw:measure draw:style-name="gr150" draw:text-style-name="P4" draw:layer="layout" svg:x1="1.335cm" svg:y1="9.255cm" svg:x2="1.335cm" svg:y2="18.78cm">
          <text:p text:style-name="P4"><text:span text:style-name="T1">NDRange</text:span><text:span text:style-name="T2"> size</text:span><text:span text:style-name="T1"> y</text:span></text:p>
        </draw:measure>
        <draw:measure draw:style-name="gr150" draw:text-style-name="P4" draw:layer="layout" svg:x1="34.02cm" svg:y1="2.47cm" svg:x2="18.145cm" svg:y2="2.47cm">
          <text:p text:style-name="P4">work-group size x</text:p>
        </draw:measure>
        <draw:measure draw:style-name="gr150" draw:text-style-name="P4" draw:layer="layout" svg:x1="35.925cm" svg:y1="5.445cm" svg:x2="35.925cm" svg:y2="21.32cm">
          <text:p text:style-name="P4">work-group size y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16:26:18.07</meta:creation-date>
    <dc:date>2010-06-16T16:45:45.81</dc:date>
    <meta:editing-duration>PT00H19M25S</meta:editing-duration>
    <meta:editing-cycles>12</meta:editing-cycles>
    <meta:generator>OpenOffice.org/3.2$Win32 OpenOffice.org_project/320m12$Build-9483</meta:generator>
    <meta:document-statistic meta:object-count="174"/>
  </office:meta>
</office:document-meta>
</file>